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5.58mm"/>
    </style:style>
    <style:style style:name="co2" style:family="table-column">
      <style:table-column-properties fo:break-before="auto" style:column-width="32.86mm"/>
    </style:style>
    <style:style style:name="co3" style:family="table-column">
      <style:table-column-properties fo:break-before="auto" style:column-width="31.08mm"/>
    </style:style>
    <style:style style:name="co4" style:family="table-column">
      <style:table-column-properties fo:break-before="auto" style:column-width="30.32mm"/>
    </style:style>
    <style:style style:name="co5" style:family="table-column">
      <style:table-column-properties fo:break-before="auto" style:column-width="33.88mm"/>
    </style:style>
    <style:style style:name="co6" style:family="table-column">
      <style:table-column-properties fo:break-before="auto" style:column-width="36.42mm"/>
    </style:style>
    <style:style style:name="co7" style:family="table-column">
      <style:table-column-properties fo:break-before="auto" style:column-width="30.82mm"/>
    </style:style>
    <style:style style:name="co8" style:family="table-column">
      <style:table-column-properties fo:break-before="auto" style:column-width="21.17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/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umno: D./Dª <text:span text:style-name="T2">Iván Valero Rodríguez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Elementos de la práctica 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se Cubo (Creación correcta de Geometría y Topología ) 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se Tetraedro (Creación correcta de Geometría y Topología) 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bujado en modo inmediato (glDrawElements) 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bujado en modo diferido (VBO)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o de ColorArray para el color </text:p>
          </table:table-cell>
          <table:table-cell office:value-type="float" office:value="0.03" calcext:value-type="float">
            <text:p><text:s/>0,03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sualización modo puntos 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sualización modo alambre 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sualización modo sólido 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sualización modo ajedrez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LL_FACE habilitado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rga y visualiza PLY (con clase propia)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se ObjRevolucion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tructor de revolución a partir de vector de puntos </text:p>
          </table:table-cell>
          <table:table-cell office:value-type="float" office:value="0.04" calcext:value-type="float">
            <text:p><text:s/>0,04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neración correcta de geometría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neración correcta de topología en cualquier sentido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tección de existencia de tapas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tructores con argumento para crear o no tapas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sualización opcional de tapas en tiempo de ejecución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rios objetos simultáneos en la escena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tra: rotación de perfil en cualquier eje </text:p>
          </table:table-cell>
          <table:table-cell office:value-type="float" office:value="0.075" calcext:value-type="float">
            <text:p><text:s/>0,075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álculo correcto de las normales en los vértices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s ejes se siguen viendo en color plano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so de array de normales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mplementación correcta clase Luz (y subclases)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y al menos una luz direccional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y al menos una luz puntual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do de visualización sombreado suave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4 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imación automática de los 3 grados de libertad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xtra: Aumento/Disminución de velocidad general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xtra: Aumento/Disminución de velocidad para cada grado por separado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ignación correcta de coordenadas de texturas en cuadro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imación de la luz puntual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Hay en la escena un cilindro texturizado (p.ej. lata de refresco) o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 cámara activa se mueve en torno al objeto seleccionado con el ratón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puede hacer zoom con cada cámar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seleccionan objetos en la escena iluminada con materiales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 camara activa, sin objeto seleccionado, se mueve en primera person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s cámaras conservan su estado al pasar de una a otra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Los objetos seleccionables se visualizan de forma especial </text:p>
          </table:table-cell>
          <table:table-cell office:value-type="float" office:value="0.125" calcext:value-type="float">
            <text:p><text:s/>0,125 <text:s text:c="2"/></text:p>
          </table:table-cell>
          <table:table-cell table:number-columns-repeated="1022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5:33:47.9758196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meta:initial-creator>fjmel</meta:initial-creator>
    <meta:creation-date>2019-10-11T16:56:56Z</meta:creation-date>
    <dc:date>2019-12-16T15:35:15.233836381</dc:date>
    <meta:editing-duration>PT22M30S</meta:editing-duration>
    <meta:editing-cycles>5</meta:editing-cycles>
    <meta:document-statistic meta:table-count="1" meta:cell-count="159" meta:object-count="0"/>
  </office:meta>
</office:document-meta>
</file>